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5BF49ACC.png" manifest:media-type="image/png"/>
  <manifest:file-entry manifest:full-path="Pictures/100000010000020000000200F6089A38.png" manifest:media-type="image/png"/>
  <manifest:file-entry manifest:full-path="Pictures/1000000100000200000002009656F7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UIEmoji" svg:font-family="SegoeUIEmoji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000000" loext:opacity="100%" style:font-name="Liberation Serif" fo:font-size="32pt" style:text-underline-style="none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000000" loext:opacity="100%" style:font-name="Liberation Serif" fo:font-size="16pt" style:text-underline-style="none" officeooo:paragraph-rsid="00334ebe" style:font-size-asian="16pt" style:font-size-complex="16pt"/>
    </style:style>
    <style:style style:name="P3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officeooo:paragraph-rsid="001f7064"/>
    </style:style>
    <style:style style:name="P4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5" style:family="paragraph" style:parent-style-name="Horizontal_20_Line">
      <style:paragraph-properties fo:margin-top="0.1189in" fo:margin-bottom="0.1189in" style:contextual-spacing="false" fo:line-height="115%"/>
      <style:text-properties fo:color="#000000" loext:opacity="100%" style:font-name="Liberation Serif" fo:font-size="2pt" style:text-underline-style="none" style:font-size-asian="1.75pt" style:font-size-complex="2pt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fo:color="#000000" loext:opacity="100%" style:font-name="Liberation Serif" fo:font-size="16pt" style:text-underline-style="none" fo:font-weight="bold" style:font-size-asian="16pt" style:font-weight-asian="bold" style:font-size-complex="16pt" style:font-weight-complex="bold"/>
    </style:style>
    <style:style style:name="P7" style:family="paragraph">
      <loext:graphic-properties draw:fill="solid" draw:fill-color="#000000"/>
    </style:style>
    <style:style style:name="P8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margin-top="0in" fo:margin-bottom="0in" style:contextual-spacing="false" fo:line-height="115%"/>
      <style:text-properties fo:color="#000000" loext:opacity="100%" style:font-name="Liberation Serif" fo:font-size="16pt" style:text-underline-style="none" fo:font-weight="bold" officeooo:paragraph-rsid="0029037c" style:font-size-asian="14pt" style:font-weight-asian="bold" style:font-size-complex="16pt" style:font-weight-complex="bold"/>
    </style:style>
    <style:style style:name="P10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paragraph-rsid="0029037c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margin-top="0in" fo:margin-bottom="0in" style:contextual-spacing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top="0.0398in" fo:margin-bottom="0.0398in" style:contextual-spacing="false"/>
      <style:text-properties style:font-name="Liberation Serif" fo:font-size="14pt" style:font-size-asian="14pt" style:font-size-complex="14pt"/>
    </style:style>
    <style:style style:name="P13" style:family="paragraph" style:parent-style-name="Horizontal_20_Line">
      <style:paragraph-properties fo:margin-top="0.1189in" fo:margin-bottom="0.1189in" style:contextual-spacing="false" fo:line-height="115%"/>
      <style:text-properties style:font-name="Liberation Serif" fo:font-size="2pt" style:font-size-asian="1.75pt" style:font-size-complex="2pt"/>
    </style:style>
    <style:style style:name="P14" style:family="paragraph" style:parent-style-name="Text_20_body">
      <style:paragraph-properties fo:margin-top="0in" fo:margin-bottom="0in" style:contextual-spacing="false" fo:line-height="115%"/>
      <style:text-properties fo:color="#000000" loext:opacity="100%" style:font-name="Liberation Serif" fo:font-size="16pt" style:text-underline-style="none" fo:font-weight="bold" officeooo:paragraph-rsid="00265616" style:font-size-asian="14pt" style:font-weight-asian="bold" style:font-size-complex="16pt" style:font-weight-complex="bold"/>
    </style:style>
    <style:style style:name="P15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paragraph-rsid="00265616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paragraph-rsid="0026f64a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rsid="0035a2dc" officeooo:paragraph-rsid="0035a2dc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rsid="0036b969" officeooo:paragraph-rsid="0036b969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rsid="0026f64a" officeooo:paragraph-rsid="0026f64a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rsid="00334ebe" officeooo:paragraph-rsid="00334ebe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rsid="003b679b" officeooo:paragraph-rsid="003b679b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normal" officeooo:paragraph-rsid="00334ebe" style:font-size-asian="12.25pt" style:font-weight-asian="normal" style:font-size-complex="14pt" style:font-weight-complex="normal"/>
    </style:style>
    <style:style style:name="P23" style:family="paragraph" style:parent-style-name="Text_20_body" style:list-style-name="L1">
      <style:paragraph-properties fo:margin-top="0.0398in" fo:margin-bottom="0.0398in" style:contextual-spacing="false" fo:line-height="115%"/>
      <style:text-properties officeooo:paragraph-rsid="00265616"/>
    </style:style>
    <style:style style:name="P24" style:family="paragraph" style:parent-style-name="Text_20_body" style:list-style-name="L1">
      <style:paragraph-properties fo:margin-top="0.0398in" fo:margin-bottom="0.0398in" style:contextual-spacing="false" fo:line-height="115%"/>
      <style:text-properties fo:color="#000000" loext:opacity="100%" style:font-name="Liberation Serif" fo:font-size="12pt" style:text-underline-style="none" fo:font-weight="normal" officeooo:rsid="0026f64a" officeooo:paragraph-rsid="00265616" style:font-name-asian="Noto Color Emoji" style:font-size-asian="12pt" style:font-weight-asian="normal" style:font-name-complex="Noto Color Emoji" style:font-size-complex="12pt" style:font-weight-complex="normal"/>
    </style:style>
    <style:style style:name="P25" style:family="paragraph" style:parent-style-name="Text_20_body" style:list-style-name="L1">
      <style:paragraph-properties fo:margin-top="0.0398in" fo:margin-bottom="0.0398in" style:contextual-spacing="false" fo:line-height="115%"/>
      <style:text-properties fo:color="#000000" loext:opacity="100%" style:font-name="Liberation Serif" fo:font-size="14pt" style:text-underline-style="none" fo:font-weight="bold" officeooo:rsid="0026f64a" officeooo:paragraph-rsid="00265616" style:font-name-asian="Noto Color Emoji" style:font-size-asian="14pt" style:font-weight-asian="bold" style:font-name-complex="Noto Color Emoji" style:font-size-complex="14pt" style:font-weight-complex="bold"/>
    </style:style>
    <style:style style:name="P26" style:family="paragraph" style:parent-style-name="Text_20_body" style:list-style-name="L1">
      <style:paragraph-properties fo:margin-top="0.0398in" fo:margin-bottom="0.0398in" style:contextual-spacing="false" fo:line-height="115%"/>
      <style:text-properties fo:color="#000000" loext:opacity="100%" style:font-name="Liberation Serif" fo:font-size="12pt" style:text-underline-style="none" fo:font-weight="normal" officeooo:rsid="0026f64a" officeooo:paragraph-rsid="002738a1" style:font-name-asian="Noto Color Emoji" style:font-size-asian="12pt" style:font-weight-asian="normal" style:font-name-complex="Noto Color Emoji" style:font-size-complex="12pt" style:font-weight-complex="normal"/>
    </style:style>
    <style:style style:name="P27" style:family="paragraph" style:parent-style-name="Text_20_body" style:list-style-name="L1">
      <style:paragraph-properties fo:margin-top="0.0398in" fo:margin-bottom="0.0398in" style:contextual-spacing="false" fo:line-height="115%"/>
      <style:text-properties officeooo:paragraph-rsid="002738a1"/>
    </style:style>
    <style:style style:name="P28" style:family="paragraph" style:parent-style-name="Text_20_body" style:list-style-name="L1">
      <style:paragraph-properties fo:margin-top="0.0398in" fo:margin-bottom="0.0398in" style:contextual-spacing="false" fo:line-height="115%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6f64a" officeooo:paragraph-rsid="002738a1" style:font-name-asian="Noto Color Emoji" style:font-size-asian="12pt" style:font-weight-asian="normal" style:font-name-complex="Noto Color Emoji" style:font-size-complex="12pt" style:font-weight-complex="normal"/>
    </style:style>
    <style:style style:name="T1" style:family="text">
      <style:text-properties officeooo:rsid="0033e24e"/>
    </style:style>
    <style:style style:name="T2" style:family="text">
      <style:text-properties officeooo:rsid="00334ebe"/>
    </style:style>
    <style:style style:name="T3" style:family="text">
      <style:text-properties fo:color="#000000" loext:opacity="100%" fo:font-family="OpenSymbol" fo:font-size="16pt" style:text-underline-style="none" officeooo:rsid="003c4f31" style:font-family-asian="OpenSymbol" style:font-size-asian="16pt" style:font-family-complex="OpenSymbol" style:font-size-complex="16pt"/>
    </style:style>
    <style:style style:name="T4" style:family="text">
      <style:text-properties fo:color="#000000" loext:opacity="100%" style:font-name="Liberation Serif" fo:font-size="16pt" style:text-underline-style="none" officeooo:rsid="00208d50" style:font-name-asian="Noto Serif CJK SC" style:font-size-asian="16pt" style:font-name-complex="Noto Sans Devanagari1" style:font-size-complex="16pt"/>
    </style:style>
    <style:style style:name="T5" style:family="text">
      <style:text-properties fo:color="#000000" loext:opacity="100%" style:font-name="Liberation Serif" fo:font-size="16pt" style:text-underline-style="none" style:font-size-asian="16pt" style:font-size-complex="16pt"/>
    </style:style>
    <style:style style:name="T6" style:family="text">
      <style:text-properties fo:color="#000000" loext:opacity="100%" style:font-name="Liberation Serif" fo:font-size="16pt" style:text-underline-style="none" officeooo:rsid="00325f3b" style:font-size-asian="16pt" style:font-size-complex="16pt"/>
    </style:style>
    <style:style style:name="T7" style:family="text">
      <style:text-properties fo:color="#000000" loext:opacity="100%" style:font-name="Liberation Serif"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color="#111111" loext:opacity="100%" style:font-name="Liberation Serif" fo:font-size="16pt" style:text-underline-style="none" style:font-size-asian="16pt" style:font-size-complex="16pt"/>
    </style:style>
    <style:style style:name="T9" style:family="text">
      <style:text-properties officeooo:rsid="0036b969"/>
    </style:style>
    <style:style style:name="T10" style:family="text">
      <style:text-properties officeooo:rsid="00265616" style:font-family-asian="OpenSymbol" style:font-family-complex="OpenSymbol"/>
    </style:style>
    <style:style style:name="T11" style:family="text">
      <style:text-properties officeooo:rsid="00265616" style:font-name-asian="Noto Serif CJK SC" style:font-name-complex="Noto Sans Devanagari1"/>
    </style:style>
    <style:style style:name="T12" style:family="text">
      <style:text-properties fo:color="#000000" loext:opacity="100%"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color="#000000" loext:opacity="100%" style:font-name="Liberation Serif" style:text-underline-style="solid" style:text-underline-width="auto" style:text-underline-color="font-color" fo:font-weight="bold" officeooo:rsid="0026f64a" style:font-name-asian="Noto Color Emoji" style:font-weight-asian="bold" style:font-name-complex="Noto Color Emoji" style:font-weight-complex="bold"/>
    </style:style>
    <style:style style:name="T14" style:family="text">
      <style:text-properties fo:color="#000000" loext:opacity="100%" style:font-name="Liberation Serif" fo:font-size="14pt" style:text-underline-style="none" fo:font-weight="bold" officeooo:rsid="0026f64a" style:font-name-asian="Noto Color Emoji" style:font-size-asian="14pt" style:font-weight-asian="bold" style:font-name-complex="Noto Color Emoji" style:font-size-complex="14pt" style:font-weight-complex="bold"/>
    </style:style>
    <style:style style:name="T15" style:family="text">
      <style:text-properties fo:font-variant="normal" fo:text-transform="none" fo:color="#1f2328" loext:opacity="100%" style:font-name="Liberation Serif" fo:font-size="14pt" fo:letter-spacing="normal" fo:font-style="normal" style:text-underline-style="none" fo:font-weight="bold" officeooo:rsid="0026f64a" style:font-name-asian="Noto Color Emoji" style:font-size-asian="14pt" style:font-weight-asian="bold" style:font-name-complex="Noto Color Emoji" style:font-size-complex="14pt" style:font-weight-complex="bold"/>
    </style:style>
    <style:style style:name="T16" style:family="text">
      <style:text-properties fo:font-variant="normal" fo:text-transform="none" fo:color="#1f2328" loext:opacity="100%" style:font-name="Liberation Serif" fo:font-size="12pt" fo:letter-spacing="normal" fo:font-style="normal" style:text-underline-style="solid" style:text-underline-width="auto" style:text-underline-color="font-color" fo:font-weight="bold" officeooo:rsid="0026f64a" style:font-name-asian="Noto Color Emoji" style:font-size-asian="12pt" style:font-weight-asian="bold" style:font-name-complex="Noto Color Emoji" style:font-size-complex="12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837*" fo:start-indent="0in" fo:end-indent="0.1in"/>
          <style:column style:rel-width="3629*" fo:start-indent="0.1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style:style style:name="Sect5" style:family="section">
      <style:section-properties text:dont-balance-text-columns="false" style:editable="false">
        <style:columns fo:column-count="1" fo:column-gap="0in"/>
      </style:section-properties>
    </style:style>
    <style:style style:name="Sect6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000000" loext:decorative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omas Karam Rady</text:p>
      <text:p text:style-name="P2"><text:span text:style-name="T1">Software Engineering</text:span> <text:span text:style-name="T2">| </text:span><text:span text:style-name="T1">Flutter</text:span></text:p>
      <text:p text:style-name="P3"><text:span text:style-name="T3"></text:span><text:a xlink:type="simple" xlink:href="mailto:thomaskaram2004@gmail.com" office:target-frame-name="_blank" xlink:show="new" text:style-name="Internet_20_link" text:visited-style-name="Visited_20_Internet_20_Link"><text:span text:style-name="T4"> </text:span><text:span text:style-name="T5">Gmail</text:span></text:a><text:span text:style-name="T5"> <text:s/></text:span><text:span text:style-name="T3"></text:span><text:a xlink:type="simple" xlink:href="tel:+201274157679" office:target-frame-name="_blank" xlink:show="new" text:style-name="Internet_20_link" text:visited-style-name="Visited_20_Internet_20_Link"><text:span text:style-name="T6"> Telephone</text:span></text:a><text:span text:style-name="T5"> <text:s/></text:span><text:a xlink:type="simple" xlink:href="https://goo.gl/maps/qHp1XntgW7f6FiE8A?g_st=aw" office:target-frame-name="_blank" xlink:show="new" text:style-name="Internet_20_link" text:visited-style-name="Visited_20_Internet_20_Link"><text:span text:style-name="T7"><draw:frame draw:style-name="fr1" draw:name="Image1" text:anchor-type="as-char" svg:width="0.1598in" svg:height="0.1598in" draw:z-index="0"><draw:image xlink:href="Pictures/1000000100000200000002009656F70E.png" xlink:type="simple" xlink:show="embed" xlink:actuate="onLoad" draw:mime-type="image/png"/></draw:frame></text:span><text:span text:style-name="T5"><text:s/>Egypt - Sohag</text:span></text:a></text:p>
      <text:p text:style-name="P4"><text:span text:style-name="T3"></text:span><text:a xlink:type="simple" xlink:href="https://thomas-karam.github.io/Thomas-Karam/" office:target-frame-name="_blank" xlink:show="new" text:style-name="Internet_20_link" text:visited-style-name="Visited_20_Internet_20_Link"><text:span text:style-name="T4"> </text:span><text:span text:style-name="T5">Portfolio</text:span></text:a><text:span text:style-name="T5"> <text:s/></text:span><text:a xlink:type="simple" xlink:href="https://github.com/Thomas-Karam" text:style-name="Internet_20_link" text:visited-style-name="Visited_20_Internet_20_Link"><text:span text:style-name="T8"><draw:frame draw:style-name="fr1" draw:name="Image1 Copy 1" text:anchor-type="as-char" svg:width="0.1598in" svg:height="0.1598in" draw:z-index="1"><draw:image xlink:href="Pictures/100000010000020000000200F6089A38.png" xlink:type="simple" xlink:show="embed" xlink:actuate="onLoad" draw:mime-type="image/png"/></draw:frame></text:span><text:span text:style-name="T8"><text:s/>GitHub</text:span></text:a><text:span text:style-name="T5"> <text:s/></text:span><text:a xlink:type="simple" xlink:href="https://www.linkedin.com/in/thomas-karam-rady/" office:target-frame-name="_blank" xlink:show="new" text:style-name="Internet_20_link" text:visited-style-name="Visited_20_Internet_20_Link"><text:span text:style-name="T8"><draw:frame draw:style-name="fr1" draw:name="Image1 Copy 2" text:anchor-type="as-char" svg:width="0.1598in" svg:height="0.1598in" draw:z-index="2"><draw:image xlink:href="Pictures/1000000100000200000002005BF49ACC.png" xlink:type="simple" xlink:show="embed" xlink:actuate="onLoad" draw:mime-type="image/png"/></draw:frame></text:span><text:span text:style-name="T8"><text:s/>LinkedIn</text:span></text:a></text:p>
      <text:p text:style-name="P5"/>
      <text:p text:style-name="P6"><draw:g text:anchor-type="char" draw:z-index="3" draw:name="Group object 1" draw:style-name="gr1"><draw:path draw:style-name="gr2" draw:text-style-name="P7" svg:width="0.0748in" svg:height="0.0705in" svg:x="0.0646in" svg:y="0.048in" svg:viewBox="0 0 191 180" svg:d="M191 90c0 50-43 90-96 90s-95-40-95-90 42-90 95-90 96 40 96 90z"><text:p/></draw:path><draw:path draw:style-name="gr2" draw:text-style-name="P7" svg:width="0.1496in" svg:height="0.0705in" svg:x="0.0283in" svg:y="0.1272in" svg:viewBox="0 0 381 180" svg:d="M381 180v-90c0-13-7-26-18-36-27-19-61-33-93-43-24-7-51-11-78-11s-53 4-80 11c-33 9-67 26-92 43-12 10-20 23-20 36v90z"><text:p/></draw:path></draw:g><text:s/>Profile</text:p>
      <text:p text:style-name="P8">As a passionate software engineer, I specialize in building seamless and intuitive mobile applications with Flutter. I bring a wealth of experience in modern technologies and a commitment to delivering high-quality solutions.</text:p>
      <text:p text:style-name="P5"/>
      <text:p text:style-name="P9"><draw:g text:anchor-type="char" draw:z-index="4" draw:name="Group object 2" draw:style-name="gr1"><draw:path draw:style-name="gr2" draw:text-style-name="P7" svg:width="0.0961in" svg:height="0.0457in" svg:x="0.0378in" svg:y="0.128in" svg:viewBox="0 0 245 117" svg:d="M0 0v60c0 28 54 57 122 57s123-29 123-57v-60l-123 50z"><text:p/></draw:path><draw:path draw:style-name="gr2" draw:text-style-name="P7" svg:width="0.1496in" svg:height="0.0768in" svg:x="0.011in" svg:y="0.0768in" svg:viewBox="0 0 381 196" svg:d="M190 159l191-78-191-81-190 81 25 10v94c0 6 3 11 8 11 4 0 9-5 9-11v-87z"><text:p/></draw:path></draw:g><text:s/>Education</text:p>
      <text:section text:style-name="Sect1" text:name="Section1">
        <text:p text:style-name="P10">College, Arab Academy for Science, Technology and Maritime Transport, South Valley Branch.</text:p>
        <text:p text:style-name="P8">Oct 2022 - Present</text:p>
      </text:section>
      <text:p text:style-name="P5"/>
      <text:p text:style-name="P11"><draw:g text:anchor-type="char" draw:z-index="5" draw:name="Group object 3" draw:style-name="gr1"><draw:path draw:style-name="gr2" draw:text-style-name="P7" svg:width="0.0535in" svg:height="0.0528in" svg:x="0in" svg:y="0.0508in" svg:viewBox="0 0 137 135" svg:d="M137 67c0 38-30 68-69 68-37 0-68-30-68-68 0-37 31-67 68-67 39 0 69 30 69 67z"><text:p/></draw:path><draw:path draw:style-name="gr2" draw:text-style-name="P7" svg:width="0.1492in" svg:height="0.1457in" svg:x="0.0004in" svg:y="0.0555in" svg:viewBox="0 0 380 371" svg:d="M373 0l-192 47v54l39 9 3 17c-3 1-7 4-11 6l-54 54h-27c-12-35-50-53-86-41-26 10-45 34-45 62v163h136v-127h33c8 0 15-3 21-9l64-62c7-8 10-17 8-27l16 4h3c2 0 5-1 6-3l16-17 69 17c5 1 8-1 8-5v-137c0-3-2-5-6-5-1 0-1 0-1 0zM279 138l-27-6c-5-5-10-7-16-7l-3-12 56 14z"><text:p/></draw:path><draw:path draw:style-name="gr2" draw:text-style-name="P7" svg:width="0.0067in" svg:height="0.0197in" svg:x="0.0606in" svg:y="0.0732in" svg:viewBox="0 0 18 51" svg:d="M10 51c4 0 8-3 8-7v-35c0-5-4-9-8-9s-10 4-10 9v35c0 4 6 7 10 7z"><text:p/></draw:path></draw:g><text:s/>Language</text:p>
      <text:section text:style-name="Sect2" text:name="Section5">
        <text:p text:style-name="P12">Arabic - Native</text:p>
        <text:p text:style-name="P12">English - Intermediate</text:p>
      </text:section>
      <text:p text:style-name="P13"/>
      <text:p text:style-name="P14"><draw:g text:anchor-type="char" draw:z-index="6" draw:name="Group object 4" draw:style-name="gr1"><draw:path draw:style-name="gr2" draw:text-style-name="P7" svg:width="0.0169in" svg:height="0.0169in" svg:x="0.0358in" svg:y="0.0965in" svg:viewBox="0 0 44 44" svg:d="M21 0c-12 0-21 11-21 22 0 12 9 22 21 22 13 0 23-10 23-22 0-11-10-22-23-22z"><text:p/></draw:path><draw:path draw:style-name="gr2" draw:text-style-name="P7" svg:width="0.0169in" svg:height="0.0169in" svg:x="0.0031in" svg:y="0.1205in" svg:viewBox="0 0 44 44" svg:d="M44 22c0 13-10 22-22 22-13 0-22-9-22-22 0-12 9-22 22-22 12 0 22 10 22 22z"><text:p/></draw:path><draw:path draw:style-name="gr2" draw:text-style-name="P7" svg:width="0.1496in" svg:height="0.1496in" svg:x="0in" svg:y="0.0508in" svg:viewBox="0 0 381 381" svg:d="M252 93l-15 6c-1 3-4 7-6 10l6 13-11 10-15-5c-4 2-8 4-12 5l-7 11h-16l-7-12c-4-1-7-2-12-4l-14 4-12-9 6-13c-2-4-4-8-6-11l-14-6v-13l14-5c2-5 4-7 6-11l-4-12 10-9 14 4c5-2 9-3 14-4l6-12h15l8 11c4 1 7 3 12 5l14-5 11 9-5 13c3 3 4 6 5 10l15 6zM181 189l-14 6c-1 4-3 7-5 10l4 13-11 9-14-5c-4 3-8 4-13 5l-5 11h-17l-6-11c-4-1-9-3-12-5l-15 4-11-9 5-13c-2-3-4-6-5-10l-14-6v-12l14-7c1-3 3-6 5-10l-5-12 11-10 15 5c3-2 8-4 12-5l6-11h17l6 11c5 1 9 3 13 5l14-5 11 10-4 12c2 4 3 7 4 10l14 7zM375 207l-38-57v-2c2-53-30-102-83-128-53-27-119-27-171 0-54 26-85 75-83 128 0 45 24 86 66 114v119h176v-57h28c19 0 35-6 47-16 13-11 20-25 20-40v-28h25c14-2 27-16 13-33z"><text:p/></draw:path></draw:g><text:s/>Soft Skills</text:p>
      <text:section text:style-name="Sect3" text:name="Section2">
        <text:p text:style-name="P15">Teamwork</text:p>
        <text:p text:style-name="P15">Presentation Skills</text:p>
        <text:p text:style-name="P15">Problem Solving</text:p>
      </text:section>
      <text:p text:style-name="P5"/>
      <text:p text:style-name="P14"><draw:g text:anchor-type="char" draw:z-index="7" draw:name="Group object 5" draw:style-name="gr1"><draw:path draw:style-name="gr2" draw:text-style-name="P7" svg:width="0.0976in" svg:height="0.1496in" svg:x="0in" svg:y="0.0693in" svg:viewBox="0 0 249 381" svg:d="M224 258h-199v-217h199zM232 0h-215c-9 0-17 12-17 26v246c0 15 8 27 17 27h83v41h-38v41h125v-41h-37v-41h82c9 0 17-12 17-27v-246c0-14-8-26-17-26z"><text:p/></draw:path><draw:path draw:style-name="gr2" draw:text-style-name="P7" svg:width="0.0457in" svg:height="0.1496in" svg:x="0.1039in" svg:y="0.0693in" svg:viewBox="0 0 117 381" svg:d="M100 67h-83v-41h83zM100 136h-83v-41h83zM59 340c-8 0-12-9-12-21 0-11 4-20 12-20 7 0 13 9 13 20 0 12-6 21-13 21zM100 0h-83c-9 0-17 12-17 26v327c0 15 8 28 17 28h83c9 0 17-13 17-28v-327c0-14-8-26-17-26z"><text:p/></draw:path></draw:g><text:s text:c="2"/>. Technical Skills</text:p>
      <text:section text:style-name="Sect4" text:name="Section3">
        <text:p text:style-name="P16">HTML</text:p>
        <text:p text:style-name="P17">Node</text:p>
        <text:p text:style-name="P18">Dart</text:p>
        <text:p text:style-name="P19">CSS</text:p>
        <text:p text:style-name="P17">Express</text:p>
        <text:p text:style-name="P20">Fl<text:span text:style-name="T9">utter</text:span></text:p>
        <text:p text:style-name="P21">SASS</text:p>
        <text:p text:style-name="P18">Python</text:p>
        <text:p text:style-name="P22">MongoDB</text:p>
        <text:p text:style-name="P21">JavaScript</text:p>
        <text:p text:style-name="P17">Fl<text:span text:style-name="T9">ask</text:span></text:p>
        <text:p text:style-name="P16">Git &amp; GitHub</text:p>
      </text:section>
      <text:p text:style-name="P5"/>
      <text:p text:style-name="P14"><text:span text:style-name="T10"></text:span><text:span text:style-name="T11"> </text:span>Projects</text:p>
      <text:list text:style-name="L1">
        <text:list-item>
          <text:p text:style-name="P23"><text:span text:style-name="T12">Best Prices Available </text:span><text:a xlink:type="simple" xlink:href="https://github.com/Thomas-Karam/AI_Project" text:style-name="Internet_20_link" text:visited-style-name="Visited_20_Internet_20_Link"><text:span text:style-name="T13">🔗</text:span></text:a></text:p>
          <text:p text:style-name="P24">Nowadays, finding the best price for a product across multiple online platforms can be time-consuming and challenging. This project aims to develop a website that automates finding the best prices for products across different e-commerce sites, providing users with a convenient and efficient shopping experience.</text:p>
          <text:p text:style-name="P25">Technology Using</text:p>
        </text:list-item>
      </text:list>
      <text:section text:style-name="Sect5" text:name="Section4">
        <text:section text:style-name="Sect6" text:name="Section6">
          <text:list text:continue-numbering="true" text:style-name="L1">
            <text:list-header>
              <text:p text:style-name="P26">HTML</text:p>
              <text:p text:style-name="P26">CSS</text:p>
              <text:p text:style-name="P26">Python – Flask</text:p>
            </text:list-header>
          </text:list>
        </text:section>
        <text:list text:continue-numbering="true" text:style-name="L1">
          <text:list-item>
            <text:p text:style-name="P27"><text:span text:style-name="T14">QR Generator</text:span><text:span text:style-name="T15"> </text:span><text:a xlink:type="simple" xlink:href="https://github.com/Thomas-Karam/QR_Generator" office:target-frame-name="_blank" xlink:show="new" text:style-name="Internet_20_link" text:visited-style-name="Visited_20_Internet_20_Link"><text:span text:style-name="T16">🔗</text:span></text:a></text:p>
          </text:list-item>
        </text:list>
      </text:section>
      <text:list text:continue-numbering="true" text:style-name="L1">
        <text:list-header>
          <text:p text:style-name="P28">QR code generation is developed by providing us with the link you want.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UIEmoji" svg:font-family="SegoeUIEmoj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Noto Sans" style:font-family-asian="'Noto Sans'" style:font-family-generic-asian="system" style:font-pitch-asian="variable" style:font-size-asian="12pt" style:font-name-complex="SegoeUIEmoji" style:font-family-complex="SegoeUIEmoji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10:33:28.598133364</meta:creation-date>
    <meta:print-date>2025-12-23T19:13:19.610641626</meta:print-date>
    <meta:printed-by>PDF files</meta:printed-by>
    <dc:date>2025-12-23T19:13:24.081185963</dc:date>
    <meta:editing-duration>PT10M30S</meta:editing-duration>
    <meta:editing-cycles>18</meta:editing-cycles>
    <meta:generator>LibreOffice/25.8.4.2$Linux_X86_64 LibreOffice_project/0366609b1de41a39e1896ae41e33c673f2a73802</meta:generator>
    <meta:document-statistic meta:table-count="0" meta:image-count="3" meta:object-count="0" meta:page-count="1" meta:paragraph-count="38" meta:word-count="174" meta:character-count="1131" meta:non-whitespace-character-count="983"/>
  </office:meta>
</office:document-meta>
</file>